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72pt" style:font-size-asian="72pt" style:font-size-complex="72pt"/>
    </style:style>
    <style:style style:name="P3" style:family="paragraph" style:parent-style-name="Standard">
      <style:paragraph-properties fo:text-align="center" style:justify-single-word="false"/>
      <style:text-properties fo:font-size="48pt" style:font-size-asian="42pt" style:font-size-complex="48pt"/>
    </style:style>
    <style:style style:name="P4" style:family="paragraph" style:parent-style-name="Heading_20_1">
      <style:paragraph-properties fo:break-before="page"/>
    </style:style>
    <style:style style:name="T1" style:family="text">
      <style:text-properties fo:font-size="60pt" style:font-size-asian="60pt" style:font-size-complex="6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Yale School of Architecture</text:span> Online Directory</text:p>
      <text:p text:style-name="P3"/>
      <text:p text:style-name="P3"/>
      <text:p text:style-name="P3">Administrato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index-body>
      </text:table-of-content>
      <text:p text:style-name="Standard"/>
      <text:h text:style-name="P4" text:outline-level="1">Introduction</text:h>
      <text:p text:style-name="Text_20_body">This is the Administrator's Guide for the Yale School of Architecture's Online Directory. This guide is meant to be Employed by the Digital Media Office Staff for regular maintenance and advance use of the application. This guide also has been written to inform the administrator on the different technologies the application uses, including guides for their setup and use in the course of administering this application.</text:p>
      <text:h text:style-name="Heading_20_2" text:outline-level="2">Application History</text:h>
      <text:p text:style-name="Text_20_body">This application was originally developed Eric Kurzenberger</text:p>
      <text:h text:style-name="Heading_20_1" text:outline-level="1">Server Administration</text:h>
      <text:p text:style-name="Text_20_body">This section details the server specific settings and options taken in order to create or reconfigure a server to match the configuration used at the Yale School of Architecture. The School currently runs an Ubuntu 10.04 Server with Ruby 1.9.2-p180, Rails 3..0.8 and Passenger 3.0.7 managed using Ruby Version Manager (RVM). This is worth noting as we are not using the Ubuntu Precompiled Packages from the repository, and instead use RVM to manage our Ruby and Rails application platform. In addition to the above listed technologies, Apache Webserver (in this instance Apache2), Phusion Passenger, and MySql will complete the total application stack. </text:p>
      <text:h text:style-name="Heading_20_2" text:outline-level="2">Environment</text:h>
      <text:p text:style-name="Text_20_body">The School of Architecture run's the the application stack entirely on one server using a JumpBox(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McMorran</meta:initial-creator>
    <meta:creation-date>2011-10-07T12:16:32</meta:creation-date>
    <dc:date>2011-12-06T11:21:37</dc:date>
    <dc:creator>Patrick McMorran</dc:creator>
    <meta:editing-duration>PT2H13M7S</meta:editing-duration>
    <meta:editing-cycles>6</meta:editing-cycles>
    <meta:generator>LibreOffice/3.4$Unix LibreOffice_project/340m1$Build-302</meta:generator>
    <meta:document-statistic meta:table-count="0" meta:image-count="0" meta:object-count="0" meta:page-count="3" meta:paragraph-count="11" meta:word-count="209" meta:character-count="1383" meta:non-whitespace-character-count="1184"/>
  </office:meta>
</office:document-meta>
</file>